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rsid="00c167dd" officeooo:paragraph-rsid="00c3541c"/>
    </style:style>
    <style:style style:name="P2" style:family="paragraph" style:parent-style-name="Text_20_body" style:list-style-name="L1">
      <style:text-properties officeooo:rsid="00c77d99" officeooo:paragraph-rsid="00ca34e5"/>
    </style:style>
    <style:style style:name="P3" style:family="paragraph" style:parent-style-name="Text_20_body" style:list-style-name="L1">
      <style:text-properties officeooo:rsid="00cc8e5a" officeooo:paragraph-rsid="00cc8e5a"/>
    </style:style>
    <style:style style:name="P4" style:family="paragraph" style:parent-style-name="Text_20_body" style:list-style-name="L1">
      <style:text-properties officeooo:rsid="00d24d4c" officeooo:paragraph-rsid="00d4d299"/>
    </style:style>
    <style:style style:name="P5" style:family="paragraph" style:parent-style-name="Text_20_body" style:list-style-name="L1">
      <style:text-properties officeooo:rsid="00d4d299" officeooo:paragraph-rsid="00d4d299"/>
    </style:style>
    <style:style style:name="P6" style:family="paragraph" style:parent-style-name="Text_20_body" style:list-style-name="L2">
      <style:text-properties officeooo:rsid="00d9b5ac" officeooo:paragraph-rsid="00d9b5ac"/>
    </style:style>
    <style:style style:name="P7" style:family="paragraph" style:parent-style-name="Text_20_body" style:list-style-name="L2">
      <style:text-properties officeooo:rsid="00d9ef93" officeooo:paragraph-rsid="00d9ef93"/>
    </style:style>
    <style:style style:name="P8" style:family="paragraph" style:parent-style-name="Text_20_body" style:list-style-name="L2">
      <style:text-properties officeooo:rsid="00dc8a01" officeooo:paragraph-rsid="00dc8a01"/>
    </style:style>
    <style:style style:name="P9" style:family="paragraph" style:parent-style-name="Text_20_body" style:list-style-name="L2">
      <style:text-properties officeooo:rsid="00dd4858" officeooo:paragraph-rsid="00dd4858"/>
    </style:style>
    <style:style style:name="P10" style:family="paragraph" style:parent-style-name="Text_20_body" style:list-style-name="L2">
      <style:text-properties officeooo:rsid="00e8e7b2" officeooo:paragraph-rsid="00e8e7b2"/>
    </style:style>
    <style:style style:name="P11" style:family="paragraph" style:parent-style-name="Text_20_body" style:list-style-name="L2">
      <style:text-properties officeooo:rsid="00eceb90" officeooo:paragraph-rsid="00eceb90"/>
    </style:style>
    <style:style style:name="P12" style:family="paragraph" style:parent-style-name="Text_20_body" style:list-style-name="L2">
      <style:text-properties officeooo:rsid="00f018e0" officeooo:paragraph-rsid="00f018e0"/>
    </style:style>
    <style:style style:name="T1" style:family="text">
      <style:text-properties officeooo:rsid="00c1c9ab"/>
    </style:style>
    <style:style style:name="T2" style:family="text">
      <style:text-properties officeooo:rsid="00c343a5"/>
    </style:style>
    <style:style style:name="T3" style:family="text">
      <style:text-properties officeooo:rsid="00c3541c"/>
    </style:style>
    <style:style style:name="T4" style:family="text">
      <style:text-properties officeooo:rsid="00c48710"/>
    </style:style>
    <style:style style:name="T5" style:family="text">
      <style:text-properties officeooo:rsid="00c5c46d"/>
    </style:style>
    <style:style style:name="T6" style:family="text">
      <style:text-properties officeooo:rsid="00c8e2b4"/>
    </style:style>
    <style:style style:name="T7" style:family="text">
      <style:text-properties officeooo:rsid="00ca33a6"/>
    </style:style>
    <style:style style:name="T8" style:family="text">
      <style:text-properties officeooo:rsid="00ca34e5"/>
    </style:style>
    <style:style style:name="T9" style:family="text">
      <style:text-properties officeooo:rsid="00cac3ba"/>
    </style:style>
    <style:style style:name="T10" style:family="text">
      <style:text-properties officeooo:rsid="00ce6423"/>
    </style:style>
    <style:style style:name="T11" style:family="text">
      <style:text-properties officeooo:rsid="00cec67d"/>
    </style:style>
    <style:style style:name="T12" style:family="text">
      <style:text-properties officeooo:rsid="00d2dac3"/>
    </style:style>
    <style:style style:name="T13" style:family="text">
      <style:text-properties officeooo:rsid="00d2ffc7"/>
    </style:style>
    <style:style style:name="T14" style:family="text">
      <style:text-properties officeooo:rsid="00d4d299"/>
    </style:style>
    <style:style style:name="T15" style:family="text">
      <style:text-properties officeooo:rsid="00d5de30"/>
    </style:style>
    <style:style style:name="T16" style:family="text">
      <style:text-properties officeooo:rsid="00d7b838"/>
    </style:style>
    <style:style style:name="T17" style:family="text">
      <style:text-properties officeooo:rsid="00d88a52"/>
    </style:style>
    <style:style style:name="T18" style:family="text">
      <style:text-properties officeooo:rsid="00d96874"/>
    </style:style>
    <style:style style:name="T19" style:family="text">
      <style:text-properties officeooo:rsid="00da2ef0"/>
    </style:style>
    <style:style style:name="T20" style:family="text">
      <style:text-properties officeooo:rsid="00dd96d4"/>
    </style:style>
    <style:style style:name="T21" style:family="text">
      <style:text-properties officeooo:rsid="00e14cde"/>
    </style:style>
    <style:style style:name="T22" style:family="text">
      <style:text-properties officeooo:rsid="00e3137d"/>
    </style:style>
    <style:style style:name="T23" style:family="text">
      <style:text-properties officeooo:rsid="00e4ea5f"/>
    </style:style>
    <style:style style:name="T24" style:family="text">
      <style:text-properties officeooo:rsid="00e7962d"/>
    </style:style>
    <style:style style:name="T25" style:family="text">
      <style:text-properties officeooo:rsid="00e8e7b2"/>
    </style:style>
    <style:style style:name="T26" style:family="text">
      <style:text-properties officeooo:rsid="00ea28cc"/>
    </style:style>
    <style:style style:name="T27" style:family="text">
      <style:text-properties officeooo:rsid="00eb3f79"/>
    </style:style>
    <style:style style:name="T28" style:family="text">
      <style:text-properties officeooo:rsid="00ebe62f"/>
    </style:style>
    <style:style style:name="T29" style:family="text">
      <style:text-properties officeooo:rsid="00ec93df"/>
    </style:style>
    <style:style style:name="T30" style:family="text">
      <style:text-properties officeooo:rsid="00ecee24"/>
    </style:style>
    <style:style style:name="T31" style:family="text">
      <style:text-properties officeooo:rsid="00ee2727"/>
    </style:style>
    <style:style style:name="T32" style:family="text">
      <style:text-properties officeooo:rsid="00f13f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NS</text:h>
      <text:list text:style-name="L1">
        <text:list-item>
          <text:p text:style-name="P1">Serviço gerenciado pela AWS que faz a entrega de mensagens de um publisher <text:span text:style-name="T1">(consumer)</text:span> para um ou mais subscriber <text:span text:style-name="T1">(consumer). </text:span></text:p>
        </text:list-item>
        <text:list-item>
          <text:p text:style-name="P1"><text:span text:style-name="T2">Comparável ao Kafka </text:span><text:span text:style-name="T3">e ao </text:span><text:span text:style-name="T7">R</text:span><text:span text:style-name="T3">abbitMQ (quando configurado para pub/sub)</text:span></text:p>
        </text:list-item>
        <text:list-item>
          <text:p text:style-name="P2">Um tópico é um ponto de acesso e um canal usado para trafegar mensagens de pub para sub<text:span text:style-name="T6">s. </text:span></text:p>
        </text:list-item>
        <text:list-item>
          <text:p text:style-name="P2"><text:span text:style-name="T7">O</text:span><text:span text:style-name="T4"> </text:span><text:span text:style-name="T7">pub</text:span><text:span text:style-name="T4"> se comunica com os subscribers ao enviar </text:span><text:span text:style-name="T5">mensagens para</text:span><text:span text:style-name="T4"> um tópico. </text:span><text:span text:style-name="T8">Clients devem se inscrevem em um tópico para receber suas mensagens via </text:span><text:span text:style-name="T9">channel</text:span></text:p>
          <text:list>
            <text:list-item>
              <text:p text:style-name="P3">Um <text:span text:style-name="T10">sub</text:span> pode ser SQS, Lambda, endpoint HTTP, notificações push mobile, <text:span text:style-name="T14">e-mail</text:span>, sms e <text:span text:style-name="T11">AWS</text:span> data firehouse.</text:p>
            </text:list-item>
            <text:list-item>
              <text:p text:style-name="P4">Quando um <text:span text:style-name="T14">sub</text:span> é lambda, <text:span text:style-name="T12">SQS</text:span>, https ou <text:span text:style-name="T13">K</text:span>inesis data firehouse <text:span text:style-name="T13">ele</text:span> é chamado de application-to-application subscriber (A2A) <text:span text:style-name="T16">e envia mensagens</text:span></text:p>
            </text:list-item>
            <text:list-item>
              <text:p text:style-name="P5">Quando um sub é sms, push ou e-mail ele é chamado de <text:span text:style-name="T15">application-to-person (A2P) </text:span><text:span text:style-name="T17">e envia notificações</text:span></text:p>
            </text:list-item>
          </text:list>
        </text:list-item>
      </text:list>
      <text:h text:style-name="Heading_20_2" text:outline-level="2">Features</text:h>
      <text:h text:style-name="Heading_20_3" text:outline-level="3">A<text:span text:style-name="T18">2A messaging</text:span></text:h>
      <text:list xml:id="list1703704628" text:style-name="L2">
        <text:list-item>
          <text:p text:style-name="P6">Lambda: Quando uma mensagem chega para um tópico ela pode ser processada por uma função lambda que será invocada recebendo a mensagem como parâmetro</text:p>
        </text:list-item>
        <text:list-item>
          <text:p text:style-name="P7">SQS: SQS é baseado no modelo de polling enquanto SNS é baseado em entregas instantâneas. <text:span text:style-name="T19">Com o uso dos dois é possível </text:span><text:span text:style-name="T24">enviar</text:span><text:span text:style-name="T19"> </text:span><text:span text:style-name="T21">eventos para </text:span><text:span text:style-name="T20">aplicações</text:span><text:span text:style-name="T19"> em tempo real via SNS e persistir </text:span><text:span text:style-name="T22">eventos</text:span><text:span text:style-name="T19"> no SQS para aplicações que </text:span><text:span text:style-name="T23">não vão processá-lo de imediato</text:span></text:p>
          <text:list>
            <text:list-item>
              <text:p text:style-name="P8">A mensagem publicada no SQS possui metadados da mensagem, a mensagem e o subject do topic</text:p>
            </text:list-item>
          </text:list>
        </text:list-item>
        <text:list-item>
          <text:p text:style-name="P9">HTTPS/HTTP: <text:span text:style-name="T25">Quando a mensagem for recebida vai chamar o endpoint</text:span></text:p>
          <text:list>
            <text:list-item>
              <text:p text:style-name="P10">Se usando HTTPS existe suporte para SNI (Server name indication) <text:span text:style-name="T26">e </text:span><text:span text:style-name="T29">autenticação via</text:span><text:span text:style-name="T26"> basic </text:span><text:span text:style-name="T28">and </text:span><text:span text:style-name="T26">digest authentication </text:span><text:span text:style-name="T27">(usuário e senha são encriptados via SSL)</text:span></text:p>
            </text:list-item>
            <text:list-item>
              <text:p text:style-name="P11">O body é <text:span text:style-name="T31">similar ao</text:span> enviado as filas SQS. <text:span text:style-name="T32">Para verificar a mensagem deve ser usada a assinatura</text:span></text:p>
            </text:list-item>
            <text:list-item>
              <text:p text:style-name="P12">O endpoint deve estar funcionando para que seja possível cadastrá-lo como sub</text:p>
            </text:list-item>
          </text:list>
        </text:list-item>
      </text:list>
      <text:h text:style-name="Heading_20_3" text:outline-level="3"><text:soft-page-break/>FIFO Topic</text:h>
      <text:p text:style-name="Text_20_body">https://docs.aws.amazon.com/sns/latest/dg/sns-fifo-topics.html</text:p>
      <text:p text:style-name="Text_20_body">https://docs.aws.amazon.com/sns/latest/dg/welcome-features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23:34:45.489000000</meta:creation-date>
    <meta:editing-duration>PT31M3S</meta:editing-duration>
    <meta:editing-cycles>56</meta:editing-cycles>
    <meta:generator>LibreOffice/7.5.1.2$Windows_X86_64 LibreOffice_project/fcbaee479e84c6cd81291587d2ee68cba099e129</meta:generator>
    <dc:title>default</dc:title>
    <dc:date>2024-08-10T00:06:16.074000000</dc:date>
    <meta:document-statistic meta:table-count="0" meta:image-count="0" meta:object-count="0" meta:page-count="2" meta:paragraph-count="20" meta:word-count="299" meta:character-count="1830" meta:non-whitespace-character-count="1563"/>
    <meta:template xlink:type="simple" xlink:actuate="onRequest" xlink:title="default" xlink:href="../../../../../Users/PC/AppData/Roaming/LibreOffice/4/user/template/default.ott" meta:date="2024-08-09T23:34:45.285000000"/>
  </office:meta>
</office:document-meta>
</file>